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" manifest:full-path="ObjectReplacements/Object 2"/>
  <manifest:file-entry manifest:media-type="" manifest:full-path="ObjectReplacements/Object 14"/>
  <manifest:file-entry manifest:media-type="" manifest:full-path="ObjectReplacements/Object 3"/>
  <manifest:file-entry manifest:media-type="" manifest:full-path="ObjectReplacements/Object 15"/>
  <manifest:file-entry manifest:media-type="" manifest:full-path="ObjectReplacements/Object 4"/>
  <manifest:file-entry manifest:media-type="" manifest:full-path="ObjectReplacements/Object 16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1" fo:font-size="12pt" fo:language="en" fo:country="US" fo:font-style="normal" fo:font-weight="normal" style:font-name-asian="宋体" style:font-size-asian="12pt" style:language-asian="zh" style:country-asian="CN" style:font-style-asian="normal" style:font-weight-asian="normal"/>
    </style:style>
    <style:style style:name="P2" style:family="paragraph" style:parent-style-name="Text_20_body">
      <style:text-properties style:font-name="Times New Roman1" fo:font-size="12pt" fo:language="en" fo:country="US" fo:font-style="normal" fo:font-weight="normal" style:font-name-asian="宋体" style:font-size-asian="12pt" style:language-asian="zh" style:country-asian="CN" style:font-style-asian="normal" style:font-weight-asian="normal" style:font-name-complex="新宋体" style:font-size-complex="11pt" style:font-style-complex="normal" style:font-weight-complex="normal"/>
    </style:style>
    <style:style style:name="P3" style:family="paragraph" style:parent-style-name="Text_20_body">
      <style:text-properties style:font-name="Times New Roman1" fo:font-size="12pt" fo:language="en" fo:country="US" fo:font-style="normal" fo:font-weight="normal" style:font-name-asian="宋体" style:font-size-asian="12pt" style:language-asian="zh" style:country-asian="CN" style:font-style-asian="normal" style:font-weight-asian="normal"/>
    </style:style>
    <style:style style:name="T1" style:family="text">
      <style:text-properties style:font-name-complex="新宋体" style:font-size-complex="11pt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VM中的核函数相关公式分解</text:p>
      <text:p text:style-name="P1"><draw:frame draw:style-name="fr1" draw:name="对象2" text:anchor-type="as-char" svg:width="6.535cm" svg:height="0.593cm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1">公式右边的右上角的T表示转置矩阵，里面的</text:p>
      <text:p text:style-name="P1"><text:span text:style-name="T1"><draw:frame draw:style-name="fr1" draw:name="对象1" text:anchor-type="as-char" svg:width="8.103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，</text:span><text:span text:style-name="T1"><draw:frame draw:style-name="fr1" draw:name="对象3" text:anchor-type="as-char" svg:width="1.15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以输入输出对的总个数N=3举例，那么</text:p>
      <text:p text:style-name="P2"><draw:frame draw:style-name="fr1" draw:name="对象4" text:anchor-type="as-char" svg:width="7.389cm" svg:height="0.59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对象5" text:anchor-type="as-char" svg:width="7.421cm" svg:height="0.59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1" draw:name="对象6" text:anchor-type="as-char" svg:width="7.398cm" svg:height="0.59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把这三个代入(1)式，注意到最里面经过了两次转置，所以最后是</text:p>
      <text:p text:style-name="P2"><draw:frame draw:style-name="fr1" draw:name="对象7" text:anchor-type="as-char" svg:width="7.154cm" svg:height="1.87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<text:span text:style-name="T1">所以</text:span><text:span text:style-name="T1"><draw:frame draw:style-name="fr1" draw:name="对象8" text:anchor-type="as-char" svg:width="0.589cm" svg:height="0.319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是一个N行N+1列的矩阵。说明一下，这里N是训练输入对的个数，也就是说有3个训练样本就是这样N=3，有1000个样本的话就是……1000行1001列了，所以RVM不适合超大规模的训练。</text:span></text:p>
      <text:p text:style-name="P1"><text:span text:style-name="T1">里面的k假设采用高斯函数，那么以</text:span><text:span text:style-name="T1"><draw:frame draw:style-name="fr1" draw:name="对象9" text:anchor-type="as-char" svg:width="1.75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举例有</text:span></text:p>
      <text:p text:style-name="P1"><text:span text:style-name="T1"><draw:frame draw:style-name="fr1" draw:name="对象11" text:anchor-type="as-char" svg:width="4.969cm" svg:height="1.319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，注意</text:span><text:span text:style-name="T1"><draw:frame draw:style-name="fr1" draw:name="对象10" text:anchor-type="as-char" svg:width="1.626cm" svg:height="0.52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右上角的3是N。另外这是一维的高斯函数，假如输入的</text:span><text:span text:style-name="T1"><draw:frame draw:style-name="fr1" draw:name="对象13" text:anchor-type="as-char" svg:width="0.58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是个向量，那么这里要采用多维高斯公式。</text:span></text:p>
      <text:p text:style-name="P1"><text:span text:style-name="T1">这里</text:span><text:span text:style-name="T1"><draw:frame draw:style-name="fr1" draw:name="对象12" text:anchor-type="as-char" svg:width="0.58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都是已知的用于训练的输入值，可以是实数，也可以是向量。因为是训练用，所以每一个</text:span><text:span text:style-name="T1"><draw:frame draw:style-name="fr1" draw:name="对象14" text:anchor-type="as-char" svg:width="0.58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都有一个已知的</text:span><text:span text:style-name="T1"><draw:frame draw:style-name="fr1" draw:name="对象15" text:anchor-type="as-char" svg:width="0.49cm" svg:height="0.533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相对应，这个</text:span><text:span text:style-name="T1"><draw:frame draw:style-name="fr1" draw:name="对象16" text:anchor-type="as-char" svg:width="0.49cm" svg:height="0.533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将在接下来的计算中用到。</text:span></text:p>
      <text:p text:style-name="P1"><text:span text:style-name="T1"><draw:frame draw:style-name="fr1" draw:name="对象17" text:anchor-type="as-char" svg:width="0.589cm" svg:height="0.319cm" draw:z-index="16"><draw:object xlink:href="./Object 17" xlink:type="simple" xlink:show="embed" xlink:actuate="onLoad"/><draw:image xlink:href="./ObjectReplacements/Object 17" xlink:type="simple" xlink:show="embed" xlink:actuate="onLoad"/><svg:desc>公式</svg:desc></draw:frame></text:span><text:span text:style-name="T1">编程实现</text:span></text:p>
      <text:p text:style-name="P1"><text:span text:style-name="T1">function phi(x){</text:span></text:p>
      <text:p text:style-name="P1"><text:span text:style-name="T1"><text:tab/>var p = Array();var s = Array();</text:span></text:p>
      <text:p text:style-name="P1"><text:span text:style-name="T1"><text:tab/>for (var i = 0; i &lt; x.length; i++){</text:span></text:p>
      <text:p text:style-name="P1"><text:span text:style-name="T1"><text:tab/><text:tab/>s = Array();s.push(1);</text:span></text:p>
      <text:p text:style-name="P1"><text:span text:style-name="T1"><text:tab/><text:tab/>for (j = 0; j &lt; x.length; j++)</text:span></text:p>
      <text:p text:style-name="P1"><text:span text:style-name="T1"><text:tab/><text:tab/><text:tab/>s.push(gaussianFunction(x[i], x[j], 1));</text:span></text:p>
      <text:p text:style-name="P1"><text:span text:style-name="T1"><text:tab/><text:tab/>p.push(s);</text:span></text:p>
      <text:p text:style-name="P1"><text:span text:style-name="T1"><text:tab/>}</text:span></text:p>
      <text:p text:style-name="P1"><text:span text:style-name="T1"><text:tab/>return p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18M9S</meta:editing-duration>
    <meta:editing-cycles>21</meta:editing-cycles>
    <meta:generator>OpenOffice/4.1.2$Win32 OpenOffice.org_project/412m3$Build-9782</meta:generator>
    <dc:date>2017-03-11T03:33:24.29</dc:date>
    <meta:document-statistic meta:table-count="0" meta:image-count="0" meta:object-count="17" meta:page-count="1" meta:paragraph-count="25" meta:word-count="339" meta:character-count="54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 stretchy="false">Φ</mo>
        <mo stretchy="false">=</mo>
        <msup>
          <mrow>
            <mo stretchy="false">[</mo>
            <mrow>
              <mo stretchy="false">ϕ</mo>
              <mrow>
                <mo stretchy="false">(</mo>
                <mrow>
                  <msub>
                    <mi>x</mi>
                    <mrow>
                      <mn>1</mn>
                    </mrow>
                  </msub>
                </mrow>
                <mo stretchy="false">)</mo>
              </mrow>
              <mi>,</mi>
              <mo stretchy="false">ϕ</mo>
              <mrow>
                <mo stretchy="false">(</mo>
                <mrow>
                  <msub>
                    <mi>x</mi>
                    <mrow>
                      <mn>2</mn>
                    </mrow>
                  </msub>
                </mrow>
                <mo stretchy="false">)</mo>
              </mrow>
              <mi>,</mi>
              <mo stretchy="false">ϕ</mo>
              <mrow>
                <mo stretchy="false">(</mo>
                <mrow>
                  <msub>
                    <mi>x</mi>
                    <mrow>
                      <mn>3</mn>
                    </mrow>
                  </msub>
                </mrow>
                <mo stretchy="false">)</mo>
              </mrow>
              <mi>,</mi>
              <mo stretchy="false">⋯</mo>
              <mi>,</mi>
              <mo stretchy="false">ϕ</mo>
              <mrow>
                <mo stretchy="false">(</mo>
                <mrow>
                  <msub>
                    <mi>x</mi>
                    <mrow>
                      <mi>n</mi>
                    </mrow>
                  </msub>
                </mrow>
                <mo stretchy="false">)</mo>
              </mrow>
            </mrow>
            <mo stretchy="false">]</mo>
          </mrow>
          <mrow>
            <mi>T</mi>
          </mrow>
        </msup>
      </mrow>
    </mrow>
    <annotation encoding="StarMath 5.0">%iPHI=[%iphi(x_{1}),%iphi(x_{2}),%iphi(x_{3}),dotsaxis ,%iphi(x_{n})]^{T}</annotation>
  </semantics>
</math>
</file>

<file path=Object 10/content.xml><?xml version="1.0" encoding="utf-8"?>
<math xmlns="http://www.w3.org/1998/Math/MathML">
  <semantics>
    <mrow>
      <mi>k</mi>
      <mrow>
        <mrow>
          <mo stretchy="false">(</mo>
          <mrow>
            <msub>
              <mi>x</mi>
              <mrow>
                <mn>2</mn>
              </mrow>
            </msub>
            <mi>,</mi>
            <msub>
              <mi>x</mi>
              <mrow>
                <mn>3</mn>
              </mrow>
            </msub>
          </mrow>
          <mo stretchy="false">)</mo>
        </mrow>
        <mo stretchy="false">=</mo>
        <mfrac>
          <mrow>
            <mn>1</mn>
          </mrow>
          <msup>
            <mrow>
              <msqrt>
                <mrow>
                  <mn>2</mn>
                  <mo stretchy="false">π</mo>
                  <mo stretchy="false">σ</mo>
                </mrow>
              </msqrt>
            </mrow>
            <mrow>
              <mn>3</mn>
            </mrow>
          </msup>
        </mfrac>
      </mrow>
      <msup>
        <mi mathvariant="normal">e</mi>
        <mrow>
          <mrow>
            <mo stretchy="false">−</mo>
            <mi/>
          </mrow>
          <mfrac>
            <msup>
              <mrow>
                <mo stretchy="false">(</mo>
                <mrow>
                  <mrow>
                    <msub>
                      <mi>x</mi>
                      <mrow>
                        <mn>2</mn>
                      </mrow>
                    </msub>
                    <mo stretchy="false">−</mo>
                    <msub>
                      <mi>x</mi>
                      <mrow>
                        <mn>3</mn>
                      </mrow>
                    </msub>
                  </mrow>
                </mrow>
                <mo stretchy="false">)</mo>
              </mrow>
              <mrow>
                <mn>2</mn>
              </mrow>
            </msup>
            <mrow>
              <mn>2</mn>
              <msup>
                <mo stretchy="false">σ</mo>
                <mrow>
                  <mn>2</mn>
                </mrow>
              </msup>
            </mrow>
          </mfrac>
        </mrow>
      </msup>
    </mrow>
    <annotation encoding="StarMath 5.0">k(x_{2},x_{3})={1} over {sqrt{2%ipi %isigma}}^{3} func e^{-`(x_{2}-x_{3})^{2}over{2%isigma^{2}}}</annotation>
  </semantics>
</math>
</file>

<file path=Object 11/content.xml><?xml version="1.0" encoding="utf-8"?>
<math xmlns="http://www.w3.org/1998/Math/MathML">
  <semantics>
    <mrow>
      <msqrt>
        <mrow>
          <mn>2</mn>
          <mo stretchy="false">π</mo>
          <mo stretchy="false">σ</mo>
        </mrow>
      </msqrt>
      <msup>
        <mi/>
        <mrow>
          <mn>3</mn>
        </mrow>
      </msup>
    </mrow>
    <annotation encoding="StarMath 5.0">sqrt{2%ipi %isigma}`^{3}</annotation>
  </semantics>
</math>
</file>

<file path=Object 12/content.xml><?xml version="1.0" encoding="utf-8"?>
<math xmlns="http://www.w3.org/1998/Math/MathML">
  <semantics>
    <mrow>
      <msub>
        <mi>x</mi>
        <mrow>
          <mi>n</mi>
        </mrow>
      </msub>
    </mrow>
    <annotation encoding="StarMath 5.0">x_{n}</annotation>
  </semantics>
</math>
</file>

<file path=Object 13/content.xml><?xml version="1.0" encoding="utf-8"?>
<math xmlns="http://www.w3.org/1998/Math/MathML">
  <semantics>
    <mrow>
      <msub>
        <mi>x</mi>
        <mrow>
          <mi>n</mi>
        </mrow>
      </msub>
    </mrow>
    <annotation encoding="StarMath 5.0">x_{n}</annotation>
  </semantics>
</math>
</file>

<file path=Object 14/content.xml><?xml version="1.0" encoding="utf-8"?>
<math xmlns="http://www.w3.org/1998/Math/MathML">
  <semantics>
    <mrow>
      <msub>
        <mi>x</mi>
        <mrow>
          <mi>n</mi>
        </mrow>
      </msub>
    </mrow>
    <annotation encoding="StarMath 5.0">x_{n}</annotation>
  </semantics>
</math>
</file>

<file path=Object 15/content.xml><?xml version="1.0" encoding="utf-8"?>
<math xmlns="http://www.w3.org/1998/Math/MathML">
  <semantics>
    <mrow>
      <msub>
        <mi>t</mi>
        <mrow>
          <mi>n</mi>
        </mrow>
      </msub>
    </mrow>
    <annotation encoding="StarMath 5.0">t_{n}</annotation>
  </semantics>
</math>
</file>

<file path=Object 16/content.xml><?xml version="1.0" encoding="utf-8"?>
<math xmlns="http://www.w3.org/1998/Math/MathML">
  <semantics>
    <mrow>
      <msub>
        <mi>t</mi>
        <mrow>
          <mi>n</mi>
        </mrow>
      </msub>
    </mrow>
    <annotation encoding="StarMath 5.0">t_{n}</annotation>
  </semantics>
</math>
</file>

<file path=Object 17/content.xml><?xml version="1.0" encoding="utf-8"?>
<math xmlns="http://www.w3.org/1998/Math/MathML">
  <semantics>
    <mrow>
      <mo stretchy="false">Φ</mo>
    </mrow>
    <annotation encoding="StarMath 5.0">%iPHI</annotation>
  </semantics>
</math>
</file>

<file path=Object 2/content.xml><?xml version="1.0" encoding="utf-8"?>
<math xmlns="http://www.w3.org/1998/Math/MathML">
  <semantics>
    <mrow>
      <mo stretchy="false">ϕ</mo>
      <mrow>
        <mrow>
          <mo stretchy="false">(</mo>
          <mrow>
            <msub>
              <mi>x</mi>
              <mrow>
                <mi>n</mi>
              </mrow>
            </msub>
          </mrow>
          <mo stretchy="false">)</mo>
        </mrow>
        <mo stretchy="false">=</mo>
        <msup>
          <mrow>
            <mo stretchy="false">[</mo>
            <mrow>
              <mn>1,</mn>
              <mi>k</mi>
              <mrow>
                <mo stretchy="false">(</mo>
                <mrow>
                  <msub>
                    <mi>x</mi>
                    <mrow>
                      <mi>n</mi>
                    </mrow>
                  </msub>
                  <mi>,</mi>
                  <msub>
                    <mi>x</mi>
                    <mrow>
                      <mn>1</mn>
                    </mrow>
                  </msub>
                </mrow>
                <mo stretchy="false">)</mo>
              </mrow>
              <mi>,</mi>
              <mi>k</mi>
              <mrow>
                <mo stretchy="false">(</mo>
                <mrow>
                  <msub>
                    <mi>x</mi>
                    <mrow>
                      <mi>n</mi>
                    </mrow>
                  </msub>
                  <mi>,</mi>
                  <msub>
                    <mi>x</mi>
                    <mrow>
                      <mn>2</mn>
                    </mrow>
                  </msub>
                </mrow>
                <mo stretchy="false">)</mo>
              </mrow>
              <mi>,</mi>
              <mo stretchy="false">⋯</mo>
              <mi>,</mi>
              <mi>k</mi>
              <mrow>
                <mo stretchy="false">(</mo>
                <mrow>
                  <msub>
                    <mi>x</mi>
                    <mrow>
                      <mi>n</mi>
                    </mrow>
                  </msub>
                  <mi>,</mi>
                  <msub>
                    <mi>x</mi>
                    <mrow>
                      <mi>N</mi>
                    </mrow>
                  </msub>
                </mrow>
                <mo stretchy="false">)</mo>
              </mrow>
            </mrow>
            <mo stretchy="false">]</mo>
          </mrow>
          <mrow>
            <mi>T</mi>
          </mrow>
        </msup>
      </mrow>
    </mrow>
    <annotation encoding="StarMath 5.0">%iphi(x_{n})=[1,k(x_{n},x_{1}),k(x_{n},x_{2}),dotsaxis,k(x_{n},x_{N})]^{T}</annotation>
  </semantics>
</math>
</file>

<file path=Object 3/content.xml><?xml version="1.0" encoding="utf-8"?>
<math xmlns="http://www.w3.org/1998/Math/MathML">
  <semantics>
    <mrow>
      <mrow>
        <mi>n</mi>
        <mo stretchy="false">⩽</mo>
        <mi>N</mi>
      </mrow>
    </mrow>
    <annotation encoding="StarMath 5.0">n leslant N</annotation>
  </semantics>
</math>
</file>

<file path=Object 4/content.xml><?xml version="1.0" encoding="utf-8"?>
<math xmlns="http://www.w3.org/1998/Math/MathML">
  <semantics>
    <mrow>
      <mo stretchy="false">ϕ</mo>
      <mrow>
        <mrow>
          <mo stretchy="false">(</mo>
          <mrow>
            <msub>
              <mi>x</mi>
              <mrow>
                <mn>1</mn>
              </mrow>
            </msub>
          </mrow>
          <mo stretchy="false">)</mo>
        </mrow>
        <mo stretchy="false">=</mo>
        <msup>
          <mrow>
            <mo stretchy="false">[</mo>
            <mrow>
              <mn>1,</mn>
              <mi>k</mi>
              <mrow>
                <mo stretchy="false">(</mo>
                <mrow>
                  <msub>
                    <mi>x</mi>
                    <mrow>
                      <mn>1</mn>
                    </mrow>
                  </msub>
                  <mi>,</mi>
                  <msub>
                    <mi>x</mi>
                    <mrow>
                      <mn>1</mn>
                    </mrow>
                  </msub>
                </mrow>
                <mo stretchy="false">)</mo>
              </mrow>
              <mi>,</mi>
              <mi>k</mi>
              <mrow>
                <mo stretchy="false">(</mo>
                <mrow>
                  <msub>
                    <mi>x</mi>
                    <mrow>
                      <mn>1</mn>
                    </mrow>
                  </msub>
                  <mi>,</mi>
                  <msub>
                    <mi>x</mi>
                    <mrow>
                      <mn>2</mn>
                    </mrow>
                  </msub>
                </mrow>
                <mo stretchy="false">)</mo>
              </mrow>
              <mi>,</mi>
              <mi>k</mi>
              <mrow>
                <mo stretchy="false">(</mo>
                <mrow>
                  <msub>
                    <mi>x</mi>
                    <mrow>
                      <mn>1</mn>
                    </mrow>
                  </msub>
                  <mi>,</mi>
                  <msub>
                    <mi>x</mi>
                    <mrow>
                      <mn>3</mn>
                    </mrow>
                  </msub>
                </mrow>
                <mo stretchy="false">)</mo>
              </mrow>
            </mrow>
            <mo stretchy="false">]</mo>
          </mrow>
          <mrow>
            <mi>T</mi>
          </mrow>
        </msup>
      </mrow>
    </mrow>
    <annotation encoding="StarMath 5.0">%iphi(x_{1})=[1,k(x_{1},x_{1}),k(x_{1},x_{2}),k(x_{1},x_{3})]^{T}</annotation>
  </semantics>
</math>
</file>

<file path=Object 5/content.xml><?xml version="1.0" encoding="utf-8"?>
<math xmlns="http://www.w3.org/1998/Math/MathML">
  <semantics>
    <mrow>
      <mo stretchy="false">ϕ</mo>
      <mrow>
        <mrow>
          <mo stretchy="false">(</mo>
          <mrow>
            <msub>
              <mi>x</mi>
              <mrow>
                <mn>2</mn>
              </mrow>
            </msub>
          </mrow>
          <mo stretchy="false">)</mo>
        </mrow>
        <mo stretchy="false">=</mo>
        <msup>
          <mrow>
            <mo stretchy="false">[</mo>
            <mrow>
              <mn>1,</mn>
              <mi>k</mi>
              <mrow>
                <mo stretchy="false">(</mo>
                <mrow>
                  <msub>
                    <mi>x</mi>
                    <mrow>
                      <mn>2</mn>
                    </mrow>
                  </msub>
                  <mi>,</mi>
                  <msub>
                    <mi>x</mi>
                    <mrow>
                      <mn>1</mn>
                    </mrow>
                  </msub>
                </mrow>
                <mo stretchy="false">)</mo>
              </mrow>
              <mi>,</mi>
              <mi>k</mi>
              <mrow>
                <mo stretchy="false">(</mo>
                <mrow>
                  <msub>
                    <mi>x</mi>
                    <mrow>
                      <mn>2</mn>
                    </mrow>
                  </msub>
                  <mi>,</mi>
                  <msub>
                    <mi>x</mi>
                    <mrow>
                      <mn>2</mn>
                    </mrow>
                  </msub>
                </mrow>
                <mo stretchy="false">)</mo>
              </mrow>
              <mi>,</mi>
              <mi>k</mi>
              <mrow>
                <mo stretchy="false">(</mo>
                <mrow>
                  <msub>
                    <mi>x</mi>
                    <mrow>
                      <mn>2</mn>
                    </mrow>
                  </msub>
                  <mi>,</mi>
                  <msub>
                    <mi>x</mi>
                    <mrow>
                      <mn>3</mn>
                    </mrow>
                  </msub>
                </mrow>
                <mo stretchy="false">)</mo>
              </mrow>
            </mrow>
            <mo stretchy="false">]</mo>
          </mrow>
          <mrow>
            <mi>T</mi>
          </mrow>
        </msup>
      </mrow>
    </mrow>
    <annotation encoding="StarMath 5.0">%iphi(x_{2})=[1,k(x_{2},x_{1}),k(x_{2},x_{2}),k(x_{2},x_{3})]^{T}</annotation>
  </semantics>
</math>
</file>

<file path=Object 6/content.xml><?xml version="1.0" encoding="utf-8"?>
<math xmlns="http://www.w3.org/1998/Math/MathML">
  <semantics>
    <mrow>
      <mo stretchy="false">ϕ</mo>
      <mrow>
        <mrow>
          <mo stretchy="false">(</mo>
          <mrow>
            <msub>
              <mi>x</mi>
              <mrow>
                <mn>3</mn>
              </mrow>
            </msub>
          </mrow>
          <mo stretchy="false">)</mo>
        </mrow>
        <mo stretchy="false">=</mo>
        <msup>
          <mrow>
            <mo stretchy="false">[</mo>
            <mrow>
              <mn>1,</mn>
              <mi>k</mi>
              <mrow>
                <mo stretchy="false">(</mo>
                <mrow>
                  <msub>
                    <mi>x</mi>
                    <mrow>
                      <mn>3</mn>
                    </mrow>
                  </msub>
                  <mi>,</mi>
                  <msub>
                    <mi>x</mi>
                    <mrow>
                      <mn>1</mn>
                    </mrow>
                  </msub>
                </mrow>
                <mo stretchy="false">)</mo>
              </mrow>
              <mi>,</mi>
              <mi>k</mi>
              <mrow>
                <mo stretchy="false">(</mo>
                <mrow>
                  <msub>
                    <mi>x</mi>
                    <mrow>
                      <mn>3</mn>
                    </mrow>
                  </msub>
                  <mi>,</mi>
                  <msub>
                    <mi>x</mi>
                    <mrow>
                      <mn>2</mn>
                    </mrow>
                  </msub>
                </mrow>
                <mo stretchy="false">)</mo>
              </mrow>
              <mi>,</mi>
              <mi>k</mi>
              <mrow>
                <mo stretchy="false">(</mo>
                <mrow>
                  <msub>
                    <mi>x</mi>
                    <mrow>
                      <mn>3</mn>
                    </mrow>
                  </msub>
                  <mi>,</mi>
                  <msub>
                    <mi>x</mi>
                    <mrow>
                      <mn>3</mn>
                    </mrow>
                  </msub>
                </mrow>
                <mo stretchy="false">)</mo>
              </mrow>
            </mrow>
            <mo stretchy="false">]</mo>
          </mrow>
          <mrow>
            <mi>T</mi>
          </mrow>
        </msup>
      </mrow>
    </mrow>
    <annotation encoding="StarMath 5.0">%iphi(x_{3})=[1,k(x_{3},x_{1}),k(x_{3},x_{2}),k(x_{3},x_{3})]^{T}</annotation>
  </semantics>
</math>
</file>

<file path=Object 7/content.xml><?xml version="1.0" encoding="utf-8"?>
<math xmlns="http://www.w3.org/1998/Math/MathML">
  <semantics>
    <mrow>
      <mrow>
        <mo stretchy="false">Φ</mo>
        <mo stretchy="false">=</mo>
        <mfenced open="∣" close="∣">
          <mrow>
            <mtable>
              <mtr>
                <mtd>
                  <mrow>
                    <mn>1</mn>
                  </mrow>
                </mtd>
                <mtd>
                  <mrow>
                    <mi>k</mi>
                    <mrow>
                      <mo stretchy="false">(</mo>
                      <mrow>
                        <msub>
                          <mi>x</mi>
                          <mrow>
                            <mn>1</mn>
                          </mrow>
                        </msub>
                        <mi>,</mi>
                        <msub>
                          <mi>x</mi>
                          <mrow>
                            <mn>1</mn>
                          </mrow>
                        </msub>
                      </mrow>
                      <mo stretchy="false">)</mo>
                    </mrow>
                  </mrow>
                </mtd>
                <mtd>
                  <mrow>
                    <mi>k</mi>
                    <mrow>
                      <mo stretchy="false">(</mo>
                      <mrow>
                        <msub>
                          <mi>x</mi>
                          <mrow>
                            <mn>1</mn>
                          </mrow>
                        </msub>
                        <mi>,</mi>
                        <msub>
                          <mi>x</mi>
                          <mrow>
                            <mn>2</mn>
                          </mrow>
                        </msub>
                      </mrow>
                      <mo stretchy="false">)</mo>
                    </mrow>
                  </mrow>
                </mtd>
                <mtd>
                  <mrow>
                    <mi>k</mi>
                    <mrow>
                      <mo stretchy="false">(</mo>
                      <mrow>
                        <msub>
                          <mi>x</mi>
                          <mrow>
                            <mn>1</mn>
                          </mrow>
                        </msub>
                        <mi>,</mi>
                        <msub>
                          <mi>x</mi>
                          <mrow>
                            <mn>3</mn>
                          </mrow>
                        </msub>
                      </mrow>
                      <mo stretchy="false">)</mo>
                    </mrow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i>k</mi>
                    <mrow>
                      <mo stretchy="false">(</mo>
                      <mrow>
                        <msub>
                          <mi>x</mi>
                          <mrow>
                            <mn>2</mn>
                          </mrow>
                        </msub>
                        <mi>,</mi>
                        <msub>
                          <mi>x</mi>
                          <mrow>
                            <mn>1</mn>
                          </mrow>
                        </msub>
                      </mrow>
                      <mo stretchy="false">)</mo>
                    </mrow>
                  </mrow>
                </mtd>
                <mtd>
                  <mrow>
                    <mi>k</mi>
                    <mrow>
                      <mo stretchy="false">(</mo>
                      <mrow>
                        <msub>
                          <mi>x</mi>
                          <mrow>
                            <mn>2</mn>
                          </mrow>
                        </msub>
                        <mi>,</mi>
                        <msub>
                          <mi>x</mi>
                          <mrow>
                            <mn>2</mn>
                          </mrow>
                        </msub>
                      </mrow>
                      <mo stretchy="false">)</mo>
                    </mrow>
                  </mrow>
                </mtd>
                <mtd>
                  <mrow>
                    <mi>k</mi>
                    <mrow>
                      <mo stretchy="false">(</mo>
                      <mrow>
                        <msub>
                          <mi>x</mi>
                          <mrow>
                            <mn>2</mn>
                          </mrow>
                        </msub>
                        <mi>,</mi>
                        <msub>
                          <mi>x</mi>
                          <mrow>
                            <mn>3</mn>
                          </mrow>
                        </msub>
                      </mrow>
                      <mo stretchy="false">)</mo>
                    </mrow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i>k</mi>
                    <mrow>
                      <mo stretchy="false">(</mo>
                      <mrow>
                        <msub>
                          <mi>x</mi>
                          <mrow>
                            <mn>3</mn>
                          </mrow>
                        </msub>
                        <mi>,</mi>
                        <msub>
                          <mi>x</mi>
                          <mrow>
                            <mn>1</mn>
                          </mrow>
                        </msub>
                      </mrow>
                      <mo stretchy="false">)</mo>
                    </mrow>
                  </mrow>
                </mtd>
                <mtd>
                  <mrow>
                    <mi>k</mi>
                    <mrow>
                      <mo stretchy="false">(</mo>
                      <mrow>
                        <msub>
                          <mi>x</mi>
                          <mrow>
                            <mn>3</mn>
                          </mrow>
                        </msub>
                        <mi>,</mi>
                        <msub>
                          <mi>x</mi>
                          <mrow>
                            <mn>2</mn>
                          </mrow>
                        </msub>
                      </mrow>
                      <mo stretchy="false">)</mo>
                    </mrow>
                  </mrow>
                </mtd>
                <mtd>
                  <mrow>
                    <mi>k</mi>
                    <mrow>
                      <mo stretchy="false">(</mo>
                      <mrow>
                        <msub>
                          <mi>x</mi>
                          <mrow>
                            <mn>3</mn>
                          </mrow>
                        </msub>
                        <mi>,</mi>
                        <msub>
                          <mi>x</mi>
                          <mrow>
                            <mn>3</mn>
                          </mrow>
                        </msub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%iPHI=left lline matrix{
1#k(x_{1},x_{1})#k(x_{1},x_{2})#k(x_{1},x_{3})##
1#k(x_{2},x_{1})#k(x_{2},x_{2})#k(x_{2},x_{3})##
1#k(x_{3},x_{1})#k(x_{3},x_{2})#k(x_{3},x_{3})
}  right rline </annotation>
  </semantics>
</math>
</file>

<file path=Object 8/content.xml><?xml version="1.0" encoding="utf-8"?>
<math xmlns="http://www.w3.org/1998/Math/MathML">
  <semantics>
    <mrow>
      <mo stretchy="false">Φ</mo>
    </mrow>
    <annotation encoding="StarMath 5.0">%iPHI</annotation>
  </semantics>
</math>
</file>

<file path=Object 9/content.xml><?xml version="1.0" encoding="utf-8"?>
<math xmlns="http://www.w3.org/1998/Math/MathML">
  <semantics>
    <mrow>
      <mi>k</mi>
      <mrow>
        <mo stretchy="false">(</mo>
        <mrow>
          <msub>
            <mi>x</mi>
            <mrow>
              <mn>2</mn>
            </mrow>
          </msub>
          <mi>,</mi>
          <msub>
            <mi>x</mi>
            <mrow>
              <mn>3</mn>
            </mrow>
          </msub>
        </mrow>
        <mo stretchy="false">)</mo>
      </mrow>
    </mrow>
    <annotation encoding="StarMath 5.0">k(x_{2},x_{3})</annotation>
  </semantics>
</math>
</file>